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800000032D35F1F8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.619cm" style:rel-column-width="6245*"/>
    </style:style>
    <style:style style:name="Tableau2.B" style:family="table-column">
      <style:table-column-properties style:column-width="7.437cm" style:rel-column-width="28668*"/>
    </style:style>
    <style:style style:name="Tableau2.C" style:family="table-column">
      <style:table-column-properties style:column-width="0.794cm" style:rel-column-width="3061*"/>
    </style:style>
    <style:style style:name="Tableau2.D" style:family="table-column">
      <style:table-column-properties style:column-width="2.415cm" style:rel-column-width="9313*"/>
    </style:style>
    <style:style style:name="Tableau2.E" style:family="table-column">
      <style:table-column-properties style:column-width="1.554cm" style:rel-column-width="5993*"/>
    </style:style>
    <style:style style:name="Tableau2.F" style:family="table-column">
      <style:table-column-properties style:column-width="3.179cm" style:rel-column-width="12255*"/>
    </style:style>
    <style:style style:name="Tableau2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66666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7.204cm" table:align="left"/>
    </style:style>
    <style:style style:name="Tableau4.A" style:family="table-column">
      <style:table-column-properties style:column-width="7.204cm"/>
    </style:style>
    <style:style style:name="Tableau4.A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7.361cm" table:align="right"/>
    </style:style>
    <style:style style:name="Tableau3.A" style:family="table-column">
      <style:table-column-properties style:column-width="3.5cm"/>
    </style:style>
    <style:style style:name="Tableau3.B" style:family="table-column">
      <style:table-column-properties style:column-width="3.861cm"/>
    </style:style>
    <style:style style:name="Tableau3.A1" style:family="table-cell">
      <style:table-cell-properties fo:background-color="#4c4c4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 style:data-style-name="N107">
      <style:table-cell-properties style:vertical-align="bottom" fo:background-color="#4c4c4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au3.B3" style:family="table-cell" style:data-style-name="N107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3366cc" style:font-name="Arial1" fo:font-size="9pt" fo:font-weight="bold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text-properties style:font-name="Arial"/>
    </style:style>
    <style:style style:name="P4" style:family="paragraph" style:parent-style-name="Header">
      <style:text-properties style:font-name="Arial" fo:font-size="10pt" style:font-size-asian="10pt" style:font-size-complex="10pt"/>
    </style:style>
    <style:style style:name="P5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Header">
      <style:text-properties style:font-name="Arial" fo:font-size="10pt" fo:background-color="transparent" style:font-size-asian="10pt" style:font-size-complex="10pt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Header">
      <style:text-properties style:font-name="Arial" fo:font-size="10.5pt" fo:font-weight="bold" style:font-size-asian="10.5pt" style:font-weight-asian="bold" style:font-size-complex="10.5pt" style:font-weight-complex="bold"/>
    </style:style>
    <style:style style:name="P9" style:family="paragraph" style:parent-style-name="Header">
      <style:text-properties fo:color="#000000" style:font-name="Arial" fo:font-size="10pt" fo:language="fr" fo:country="FR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11" style:family="paragraph" style:parent-style-name="Table_20_Contents">
      <style:text-properties fo:color="#ffffff" style:font-name="Arial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ffffff" style:font-name="Arial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/>
    </style:style>
    <style:style style:name="P15" style:family="paragraph" style:parent-style-name="Table_20_Contents">
      <style:paragraph-properties fo:text-align="end" style:justify-single-word="false"/>
      <style:text-properties style:font-name="Arial"/>
    </style:style>
    <style:style style:name="P16" style:family="paragraph" style:parent-style-name="Table_20_Contents">
      <style:text-properties style:font-name="Arial" fo:font-style="normal" style:font-style-asian="normal" style:font-style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18" style:family="paragraph" style:parent-style-name="Table_20_Contents">
      <style:paragraph-properties fo:text-align="end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/>
    </style:style>
    <style:style style:name="T1" style:family="text">
      <style:text-properties fo:color="#3366cc"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T2" style:family="text">
      <style:text-properties fo:color="#3366cc" style:font-name="Arial1" fo:font-size="10pt" fo:font-weight="bold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80" style:font-name="Arial1" fo:font-size="10pt" fo:font-weight="bold" style:font-size-asian="10pt" style:font-size-complex="10pt"/>
    </style:style>
    <style:style style:name="T5" style:family="tex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000000" fo:font-size="10pt" fo:language="fr" fo:country="FR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weight="bold" fo:background-color="transparent" style:font-weight-asian="bold" style:font-weight-complex="bold"/>
    </style:style>
    <style:style style:name="T8" style:family="text">
      <style:text-properties fo:color="#008200"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is le {date}</text:p>
      <text:p text:style-name="P3"/>
      <text:p text:style-name="P8"><text:span text:style-name="T5">Objet : </text:span><text:span text:style-name="T6">Facture n° </text:span></text:p>
      <text:p text:style-name="P9"/>
      <text:p text:style-name="P7">{societe}<text:line-break/>Comptabilité Fournisseurs<text:line-break/>{societe_rue}<text:line-break/>{societe_cp} {societe_ville}</text:p>
      <text:p text:style-name="P6"/>
      <text:p text:style-name="P6">{logo}</text:p>
      <text:p text:style-name="P6"/>
      <text:p text:style-name="P6">A l'attention du service comptabilité fournisseur.</text:p>
      <text:p text:style-name="P4">Facture portant sur <text:span text:style-name="T7">{ref_commande}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0">Code</text:p>
          </table:table-cell>
          <table:table-cell table:style-name="Tableau2.A1" office:value-type="string">
            <text:p text:style-name="P10">Désignation</text:p>
          </table:table-cell>
          <table:table-cell table:style-name="Tableau2.A1" office:value-type="string">
            <text:p text:style-name="P10">Qte</text:p>
          </table:table-cell>
          <table:table-cell table:style-name="Tableau2.A1" office:value-type="string">
            <text:p text:style-name="P10">Prix Unitaire</text:p>
          </table:table-cell>
          <table:table-cell table:style-name="Tableau2.A1" office:value-type="string">
            <text:p text:style-name="P10">Remise</text:p>
          </table:table-cell>
          <table:table-cell table:style-name="Tableau2.F1" office:value-type="string">
            <text:p text:style-name="P10">Montant HT</text:p>
          </table:table-cell>
        </table:table-row>
        <table:table-row>
          <table:table-cell table:style-name="Tableau2.A2" office:value-type="string">
            <text:p text:style-name="P13">FO1</text:p>
          </table:table-cell>
          <table:table-cell table:style-name="Tableau2.A2" office:value-type="string">
            <text:p text:style-name="P6">{ref_commande}</text:p>
          </table:table-cell>
          <table:table-cell table:style-name="Tableau2.A2" office:value-type="string">
            <text:p text:style-name="P14">1</text:p>
            <text:p text:style-name="P14"/>
          </table:table-cell>
          <table:table-cell table:style-name="Tableau2.A2" office:value-type="string">
            <text:p text:style-name="P15">{prix}€</text:p>
          </table:table-cell>
          <table:table-cell table:style-name="Tableau2.A2" office:value-type="string">
            <text:p text:style-name="P15"/>
          </table:table-cell>
          <table:table-cell table:style-name="Tableau2.F2" office:value-type="string">
            <text:p text:style-name="P14">0€</text:p>
          </table:table-cell>
        </table:table-row>
      </table:table>
      <text:p text:style-name="P3"><draw:frame draw:style-name="fr1" draw:name="Cadre1" text:anchor-type="paragraph" svg:x="9.663cm" svg:y="5.087cm" svg:width="7.181cm" draw:z-index="0"><draw:text-box fo:min-height="1.91cm"><text:p text:style-name="P22">Selon la législation, nos factures font office de convention de formation simplifiée.</text:p><text:p text:style-name="P22">N° d'existence : 11753687675</text:p></draw:text-box></draw:frame><draw:frame draw:style-name="fr2" draw:name="Cadre2" text:anchor-type="paragraph" svg:x="0.459cm" svg:y="1.385cm" svg:width="7.624cm" draw:z-index="2"><draw:text-box fo:min-height="7.96cm"><text:p text:style-name="P22"/><table:table table:name="Tableau4" table:style-name="Tableau4"><table:table-column table:style-name="Tableau4.A"/><table:table-header-rows><table:table-row><table:table-cell table:style-name="Tableau4.A1" office:value-type="string"><text:p text:style-name="Table_20_Heading">Coordonnées Bancaires</text:p></table:table-cell></table:table-row></table:table-header-rows><table:table-row><table:table-cell table:style-name="Tableau4.A2" office:value-type="string"><text:p text:style-name="P19">Société Générale</text:p><text:p text:style-name="P19">10 Grande rue<text:line-break/>93250 Villemomble</text:p></table:table-cell></table:table-row><table:table-row><table:table-cell table:style-name="Tableau4.A2" office:value-type="string"><text:p text:style-name="P20">Titulaire du compte</text:p><text:p text:style-name="P19">SARL ANASKA</text:p></table:table-cell></table:table-row><table:table-row><table:table-cell table:style-name="Tableau4.A2" office:value-type="string"><text:p text:style-name="P23">Références bancaires nationales - RIB</text:p><text:p text:style-name="P19">Banque : 30003</text:p><text:p text:style-name="P19">Agence : 03354</text:p><text:p text:style-name="P19">N° de compte : 00026228258</text:p><text:p text:style-name="P19">Clé : 56</text:p></table:table-cell></table:table-row><table:table-row><table:table-cell table:style-name="Tableau4.A2" office:value-type="string"><text:p text:style-name="P20">Références bancaires internationales</text:p><text:p text:style-name="P19">IBAN : FR76 30003 03354 00026228258 56</text:p><text:p text:style-name="P21">BIC : SOGEFRPP</text:p></table:table-cell></table:table-row></table:table><text:p text:style-name="Standard"/></draw:text-box></draw:frame>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1">Total (HT)</text:p>
            </table:table-cell>
            <table:table-cell table:style-name="Tableau3.B1" table:formula="ooow:&lt;Tableau2.F2&gt;" office:value-type="currency" office:currency="EUR" office:value="0">
              <text:p text:style-name="P12">0,00 €</text:p>
            </table:table-cell>
          </table:table-row>
        </table:table-header-rows>
        <table:table-row>
          <table:table-cell table:style-name="Tableau3.A2" office:value-type="string">
            <text:p text:style-name="P16">Acompte</text:p>
          </table:table-cell>
          <table:table-cell table:style-name="Tableau3.B2">
            <text:p text:style-name="P17"/>
          </table:table-cell>
        </table:table-row>
        <table:table-row>
          <table:table-cell table:style-name="Tableau3.A2" office:value-type="string">
            <text:p text:style-name="P16">Total TVA / VAT</text:p>
          </table:table-cell>
          <table:table-cell table:style-name="Tableau3.B3" table:formula="ooow:&lt;B1&gt;*0,196" office:value-type="currency" office:currency="EUR" office:value="0">
            <text:p text:style-name="P17">0,00 €</text:p>
          </table:table-cell>
        </table:table-row>
        <table:table-row>
          <table:table-cell table:style-name="Tableau3.A2" office:value-type="string">
            <text:p text:style-name="P16">Total TTC en €</text:p>
          </table:table-cell>
          <table:table-cell table:style-name="Tableau3.B3" table:formula="ooow:&lt;B3&gt;+&lt;B1&gt;" office:value-type="currency" office:currency="EUR" office:value="0">
            <text:p text:style-name="P18">0,00 €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[!--<text:span text:style-name="T8"> </text:span>BEGIN anaska --]</text:p>
      <text:p text:style-name="P24"><text:tab/>{testblock}</text:p>
      <text:p text:style-name="P24">[!-- END anaska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text-properties fo:color="#3366cc" style:font-name="Arial1" fo:font-size="9pt" fo:font-weight="bold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color="#3366cc"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366cc" style:font-name="Arial1" fo:font-size="10pt" fo:font-weight="bold" style:font-size-asian="10pt" style:font-size-complex="10pt"/>
    </style:style>
    <style:style style:name="T4" style:family="text">
      <style:text-properties fo:color="#000080" style:font-name="Arial1" fo:font-size="10pt" fo:font-weight="bold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leau1" table:style-name="Tableau1">
          <table:table-column table:style-name="Tableau1.A" table:number-columns-repeated="3"/>
          <table:table-header-rows>
            <table:table-row>
              <table:table-cell table:style-name="Tableau1.A1" office:value-type="string">
                <text:p text:style-name="P1"><draw:frame draw:style-name="fr1" draw:name="Image1" text:anchor-type="paragraph" svg:width="5.292cm" svg:height="1.323cm" draw:z-index="1"><draw:image xlink:href="Pictures/10000000000000C800000032D35F1F8A.gif" xlink:type="simple" xlink:show="embed" xlink:actuate="onLoad"/></draw:frame><text:line-break/>SARL au capital de 16000 Euros<text:line-break/>Siret n°44149235200022<text:line-break/>RCS Paris B 441 492 352<text:line-break/>TVA : FR74441492352</text:p>
              </table:table-cell>
              <table:table-cell table:style-name="Tableau1.A1" office:value-type="string">
                <text:p text:style-name="Table_20_Contents"/>
                <text:p text:style-name="Table_20_Contents"/>
                <text:p text:style-name="Table_20_Contents"/>
                <text:p text:style-name="Table_20_Contents"/>
                <text:p text:style-name="Table_20_Contents"/>
                <text:p text:style-name="Table_20_Contents"/>
              </table:table-cell>
              <table:table-cell table:style-name="Tableau1.A1" office:value-type="string">
                <text:p text:style-name="Table_20_Contents"/>
                <text:p text:style-name="Text_20_body"><text:span text:style-name="T1">Anaska</text:span><text:span text:style-name="T2"><text:line-break/></text:span><text:span text:style-name="T3">117, rue de Crimée<text:line-break/>75019 Paris<text:line-break/>Tel <text:s/>: 01.45.28.09.82<text:line-break/>Fax : 01.45.28.72.39<text:line-break/>Courriel : </text:span><text:a xlink:type="simple" xlink:href="mailto:contact@anaska.com"><text:span text:style-name="T4">contact@anaska.com</text:span></text:a><text:span text:style-name="T3"> </text:span></text:p>
              </table:table-cell>
            </table:table-row>
          </table:table-header-rows>
        </table:table>
        <text:p text:style-name="Header"/>
      </style:header>
      <style:footer>
        <text:p text:style-name="P2">Règlement à retourner à l'adresse ci-dessus à l'ordre de ANASKA</text:p>
        <text:p text:style-name="P2">117, rue de Crimée 75019 Paris</text:p>
        <text:p text:style-name="P2">Tél <text:s/>: 01 45 28 09 82 || Fax : 01 45 28 72 39</text:p>
      </style:footer>
    </style:master-page>
    <style:master-page style:name="HTML" style:page-layout-name="pm2">
      <style:footer>
        <text:p text:style-name="Footer"/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 pauli</meta:initial-creator>
    <meta:creation-date>2008-01-10T12:30:09</meta:creation-date>
    <dc:date>2008-03-03T15:17:51</dc:date>
    <meta:editing-cycles>14</meta:editing-cycles>
    <meta:editing-duration>PT25M1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47" meta:word-count="172" meta:character-count="1137"/>
  </office:meta>
</office:document-meta>
</file>